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fo:padding="0cm" fo:border="none"/>
    </style:style>
    <style:style style:name="T1" style:family="text">
      <style:text-properties fo:font-variant="normal" fo:text-transform="none" fo:color="#000000" style:font-name="Marianne" fo:font-size="12pt" fo:letter-spacing="normal" fo:font-style="normal" fo:font-weight="normal"/>
    </style:style>
    <style:style style:name="T2" style:family="text">
      <style:text-properties fo:font-variant="normal" fo:text-transform="none" fo:color="#000000" style:font-name="Marianne" fo:font-size="12pt" fo:letter-spacing="normal" fo:font-style="normal" fo:font-weight="bold"/>
    </style:style>
    <style:style style:name="T3" style:family="text">
      <style:text-properties fo:font-variant="normal" fo:text-transform="none" fo:color="#00577d" style:font-name="Marianne" fo:font-size="12pt" fo:letter-spacing="normal" fo:font-style="normal" style:text-underline-style="solid" style:text-underline-width="auto" style:text-underline-color="font-color" fo:font-weight="normal"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dresse :</text:span><text:a xlink:type="simple" xlink:href="http://mermet.users.greyc.fr/Enseignement/CoursPDF/coursTestL3.pdf" office:target-frame-name="_blank" xlink:show="new" text:style-name="Internet_20_link" text:visited-style-name="Visited_20_Internet_20_Link"><text:span text:style-name="T3">http://mermet.users.greyc.fr/Enseignement/CoursPDF/coursTestL3.pdf</text:span></text:a></text:p>
      <text:p text:style-name="P1"><text:span text:style-name="Emphasis"><text:span text:style-name="T1">Auteur : Bruno Mermet</text:span></text:span><text:span text:style-name="T1"><text:line-break/></text:span><text:span text:style-name="Strong_20_Emphasis"><text:span text:style-name="T2">Type de document : </text:span></text:span><text:span text:style-name="T1">cours de Licence 3 Informatique.<text:line-break/>Cours de Licence Informatique d'introduction au test. La première partie (transparents 1 à 5) présente quelques exemples de bugs marquants montrant l'importance de la "mise au point" d'un programme. Le coeur du document, consacré à la définition des tests, est hors sujet par rapport à NSI (mais peut donner une culture générale sur les principes de constructions des tests pour les enseignants). La partie sur les "tests humains" (transparents 73) permet de trouver des principes généraux qu'il est possible de faire passer aux élèves pour éviter les bugs (check-list et inspection) et pour mieux comprendre le fonctionnement des programmes (pas-à-pas surtout, mais aussi relecture par les pairs). Enfin, les transparents 74 à 80 donnent quelques grands principes à mettre en oeuvre pour le débuggag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S</meta:editing-duration>
    <meta:editing-cycles>3</meta:editing-cycles>
    <meta:generator>OpenOffice/4.1.10$Win32 OpenOffice.org_project/4110m2$Build-9807</meta:generator>
    <dc:date>2021-11-03T12:46:25.93</dc:date>
    <meta:document-statistic meta:table-count="0" meta:image-count="0" meta:object-count="0" meta:page-count="1" meta:paragraph-count="2" meta:word-count="139" meta:character-count="951"/>
    <dc:creator>Tifaine Secheret</dc:creator>
    <meta:user-defined meta:name="Info 1"/>
    <meta:user-defined meta:name="Info 2"/>
    <meta:user-defined meta:name="Info 3"/>
    <meta:user-defined meta:name="Info 4"/>
  </office:meta>
</office:document-meta>
</file>